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4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4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5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6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6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8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29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29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0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0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1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2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2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3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4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5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5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6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4:.B27])" office:value-type="float" office:value="28" calcext:value-type="float">
            <text:p>28</text:p>
          </table:table-cell>
          <table:table-cell table:style-name="ce18" table:formula="of:=SUM([.C24:.C27])" office:value-type="float" office:value="4" calcext:value-type="float">
            <text:p>4</text:p>
          </table:table-cell>
          <table:table-cell table:style-name="ce18" table:formula="of:=SUM([.D24:.D27])" office:value-type="float" office:value="20" calcext:value-type="float">
            <text:p>20</text:p>
          </table:table-cell>
          <table:table-cell table:style-name="ce18" table:formula="of:=SUM([.E24:.E27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3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1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- A titre d'exemple, les actions 1 à 3 représentent des actions complétées et bien remplie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- Les champs en Jh et les champs totaux sont auto-complétés depuis les autres valeurs inscrites.</text:p>
          </table:table-cell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- L'action 4 représente une action en cours, on la représente en mettant les champs en italique</text:p>
          </table:table-cell>
          <table:table-cell table:style-name="ce1"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0:50:56.216898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8T21:23:24.230330155</dc:date>
    <meta:editing-duration>PT2H37M59S</meta:editing-duration>
    <meta:editing-cycles>98</meta:editing-cycles>
    <meta:generator>LibreOffice/5.0.6.2$Linux_X86_64 LibreOffice_project/00$Build-2</meta:generator>
    <meta:document-statistic meta:table-count="1" meta:cell-count="213" meta:object-count="0"/>
  </office:meta>
</office:document-meta>
</file>